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나눔바른고딕 옛한글" svg:font-family="'나눔바른고딕 옛한글', 'NanumBarunGothic YetHangul', apple-system, BlinkMacSystemFont, 'Helvetica Neue', Arial, 'Microsoft Yahei', simsun, 'Apple SD Gothic Neo', NanumGothic, Dotum, sans-serif"/>
  </office:font-face-decls>
  <office:automatic-styles>
    <style:style style:name="P1" style:family="paragraph" style:parent-style-name="Standard">
      <style:text-properties officeooo:paragraph-rsid="00047753"/>
    </style:style>
    <style:style style:name="P2" style:family="paragraph" style:parent-style-name="Standard">
      <style:text-properties officeooo:rsid="000523e0" officeooo:paragraph-rsid="000523e0"/>
    </style:style>
    <style:style style:name="P3" style:family="paragraph" style:parent-style-name="Standard">
      <style:text-properties officeooo:rsid="0006d03e" officeooo:paragraph-rsid="0006d03e"/>
    </style:style>
    <style:style style:name="P4" style:family="paragraph" style:parent-style-name="Standard">
      <style:text-properties officeooo:rsid="00086851" officeooo:paragraph-rsid="00086851"/>
    </style:style>
    <style:style style:name="P5" style:family="paragraph" style:parent-style-name="Standard">
      <style:text-properties officeooo:rsid="000aa6a4" officeooo:paragraph-rsid="000aa6a4"/>
    </style:style>
    <style:style style:name="P6" style:family="paragraph" style:parent-style-name="Standard">
      <style:text-properties officeooo:rsid="000bbe9b" officeooo:paragraph-rsid="000bbe9b"/>
    </style:style>
    <style:style style:name="P7" style:family="paragraph" style:parent-style-name="Standard">
      <style:text-properties officeooo:paragraph-rsid="000cac25"/>
    </style:style>
    <style:style style:name="P8" style:family="paragraph" style:parent-style-name="Standard">
      <style:text-properties fo:font-variant="normal" fo:text-transform="none" fo:color="#333333" loext:opacity="100%" style:font-name="나눔바른고딕 옛한글" fo:font-size="10.5pt" fo:letter-spacing="normal" fo:font-style="normal" fo:font-weight="normal" officeooo:paragraph-rsid="000cac25"/>
    </style:style>
    <style:style style:name="P9" style:family="paragraph" style:parent-style-name="Standard">
      <style:text-properties officeooo:rsid="000dc1c3" officeooo:paragraph-rsid="00086851"/>
    </style:style>
    <style:style style:name="P10" style:family="paragraph" style:parent-style-name="Standard">
      <style:text-properties officeooo:rsid="000f4951" officeooo:paragraph-rsid="000f4951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7753"/>
    </style:style>
    <style:style style:name="T2" style:family="text">
      <style:text-properties officeooo:rsid="000523e0"/>
    </style:style>
    <style:style style:name="T3" style:family="text">
      <style:text-properties officeooo:rsid="00086851"/>
    </style:style>
    <style:style style:name="T4" style:family="text">
      <style:text-properties officeooo:rsid="0009224a"/>
    </style:style>
    <style:style style:name="T5" style:family="text">
      <style:text-properties officeooo:rsid="000cac25"/>
    </style:style>
    <style:style style:name="T6" style:family="text">
      <style:text-properties fo:font-variant="normal" fo:text-transform="none" fo:color="#333333" loext:opacity="100%" style:font-name="나눔바른고딕 옛한글" fo:font-size="10.5pt" fo:letter-spacing="normal" fo:font-style="normal" fo:font-weight="normal"/>
    </style:style>
    <style:style style:name="T7" style:family="text">
      <style:text-properties officeooo:rsid="00112cf8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JK KR1" fo:font-size="18pt" fo:font-style="normal" fo:text-shadow="none" style:text-underline-style="none" fo:font-weight="normal" style:letter-kerning="true" style:font-name-asian="Noto Sans CJK K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Dot_20_4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64cm" fo:min-width="0.91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_20_Dot_20_4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66cm" fo:min-width="0.91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Dot_20_4" svg:stroke-width="0cm" svg:stroke-color="#3465a4" draw:marker-start="" draw:marker-start-width="0.199cm" draw:marker-start-center="false" draw:marker-end="화살촉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Dot_20_4" svg:stroke-width="0cm" svg:stroke-color="#3465a4" draw:marker-start="" draw:marker-start-width="0.199cm" draw:marker-start-center="false" draw:marker-end="화살촉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erceptron</text:p>
      <text:p text:style-name="P1"/>
      <text:p text:style-name="P1"><text:span text:style-name="T2">P</text:span><text:span text:style-name="T1">erceptron is algorithm made by Frank Rosenblatt in 1957.</text:span></text:p>
      <text:p text:style-name="P2"/>
      <text:p text:style-name="P2">Perceptron is origin to deep learing.</text:p>
      <text:p text:style-name="P2"/>
      <text:p text:style-name="P2">Perceptron print a signal to multiple signal.</text:p>
      <text:p text:style-name="P2"/>
      <text:p text:style-name="P3">Perceptron have two value of signal that refer to ‘stream’ or ‘not stream’.</text:p>
      <text:p text:style-name="P2"/>
      <text:p text:style-name="P3"><draw:g text:anchor-type="paragraph" draw:z-index="0" draw:name="그룹 개체 1" draw:style-name="gr1"><draw:custom-shape draw:style-name="gr2" draw:text-style-name="P12" xml:id="id1" draw:id="id1" svg:width="2.001cm" svg:height="2.001cm" svg:x="6.405cm" svg:y="0.185cm"><text:p text:style-name="P11"><text:span text:style-name="T8">X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2" xml:id="id3" draw:id="id3" svg:width="2.001cm" svg:height="2.001cm" svg:x="6.405cm" svg:y="2.937cm"><text:p text:style-name="P11"><text:span text:style-name="T8">X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" xml:id="id2" draw:id="id2" svg:width="2.003cm" svg:height="2.003cm" svg:x="10.658cm" svg:y="1.436cm"><text:p text:style-name="P11"><text:span text:style-name="T8">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14" draw:type="line" svg:x1="8.405cm" svg:y1="1.185cm" svg:x2="10.95cm" svg:y2="1.729cm" draw:start-shape="id1" draw:start-glue-point="10" draw:end-shape="id2" draw:end-glue-point="5" svg:d="M8405 1185l2545 544" svg:viewBox="0 0 2547 545"><text:p text:style-name="P13"><text:span text:style-name="T8">w1</text:span></text:p></draw:connector><draw:connector draw:style-name="gr5" draw:text-style-name="P14" draw:type="line" svg:x1="8.405cm" svg:y1="3.937cm" svg:x2="10.95cm" svg:y2="3.145cm" draw:start-shape="id3" draw:start-glue-point="10" draw:end-shape="id2" draw:end-glue-point="7" svg:d="M8405 3937l2545-792" svg:viewBox="0 0 2547 794"><text:p text:style-name="P13"><text:span text:style-name="T8">w2</text:span></text:p></draw:connector></draw:g></text:p>
      <text:p text:style-name="P3">Circle is <text:span text:style-name="T3">expressed as</text:span> <text:span text:style-name="T3">(digital)</text:span> “n<text:span text:style-name="T3">euron” or “node”.</text:span></text:p>
      <text:p text:style-name="P3"/>
      <text:p text:style-name="P4">W is weight.</text:p>
      <text:p text:style-name="P4"/>
      <text:p text:style-name="P4">Weight is multipl<text:span text:style-name="T4">i</text:span>ed when input signal is sent to neuron.</text:p>
      <text:p text:style-name="P5"/>
      <text:p text:style-name="P6">Y print 1 when it pass fixed limit to total of signal. = neuron revitalize.</text:p>
      <text:p text:style-name="P6"/>
      <text:p text:style-name="P7"><text:span text:style-name="T5">Threshold value’s symbol is theta ‘</text:span><text:span text:style-name="T6">θ’.</text:span></text:p>
      <text:p text:style-name="P8"/>
      <text:p text:style-name="P8"/>
      <text:p text:style-name="P9">formula: <draw:frame draw:style-name="fr1" draw:name="Object1" text:anchor-type="as-char" svg:y="-0.653cm" svg:width="4.263cm" svg:height="1.21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/>
      <text:p text:style-name="P10">machine learning is <text:span text:style-name="T7">working to decide a suitable parameter.</text:span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나눔바른고딕 옛한글" svg:font-family="'나눔바른고딕 옛한글', 'NanumBarunGothic YetHangul', apple-system, BlinkMacSystemFont, 'Helvetica Neue', Arial, 'Microsoft Yahei', simsun, 'Apple SD Gothic Neo', NanumGothic, Dotum, sans-serif"/>
  </office:font-face-decls>
  <office:styles>
    <draw:marker draw:name="화살촉_20_1" draw:display-name="화살촉 1" svg:viewBox="0 0 20 20" svg:d="M0 20l10-20 10 20z"/>
    <draw:marker draw:name="화살촉_20_2" draw:display-name="화살촉 2" svg:viewBox="0 0 20 20" svg:d="M0 20l10-20 10 20z"/>
    <draw:stroke-dash draw:name="Dash_20_Dot_20_4" draw:display-name="Dash Dot 4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6:25:31.588264768</meta:creation-date>
    <meta:generator>LibreOffice/7.2.2.2$Linux_X86_64 LibreOffice_project/02b2acce88a210515b4a5bb2e46cbfb63fe97d56</meta:generator>
    <dc:date>2021-11-14T22:18:43.524844532</dc:date>
    <meta:editing-duration>PT37M23S</meta:editing-duration>
    <meta:editing-cycles>14</meta:editing-cycles>
    <meta:document-statistic meta:table-count="0" meta:image-count="0" meta:object-count="1" meta:page-count="1" meta:paragraph-count="12" meta:word-count="88" meta:character-count="526" meta:non-whitespace-character-count="449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>
                <mrow>
                  <mn>0</mn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w</mi>
                            <mn>2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≤</mo>
                          <mi>θ</mi>
                        </mrow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n>1</mn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w</mi>
                            <mn>2</mn>
                          </msub>
                        </mrow>
                        <mrow>
                          <msub>
                            <mi>x</mi>
                            <mn>2</mn>
                          </msub>
                          <mo stretchy="false">&gt;</mo>
                          <mi>θ</mi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  <mo fence="true" form="postfix" stretchy="true">}</mo>
      </mrow>
    </mrow>
    <annotation encoding="StarMath 5.0">y = left lbrace 

binom
  {0( w_{1}x_{1}  + w_{2}x_{2} &lt;= %theta )}
  {1( w_{1}x_{1}  + w_{2}x_{2} &gt; %theta ) } 

right rbrace </annotation>
  </semantics>
</math>
</file>